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ingletonBeanRegistry.getSinglet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ngletonBeanRegistry.registerDisposableBean( String beanName , Disposable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ngletonBeanRegistry.registerContainedBean( String containedBeanName , String containing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ingletonBeanRegistry.getSingletonMut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ngletonBeanRegistry.destroySinglet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ngletonBeanRegistry.isDependent( String beanName , String dependen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ngletonBeanRegistry.getSinglet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ngletonBeanRegistry.registerDependentBean( String beanName , String dependent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ingletonBeanRegistry.beforeSingletonCreation(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ngletonBeanRegistry.setCurrentlyInCreation( String beanName , boolean inCre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ngletonBeanRegistry.destroySinglet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ingletonBeanRegistry.isSingletonCurrentlyInCreati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ngletonBeanRegistry.containsSinglet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ngletonBeanRegistry.isDependent( String beanName , String dependentBeanName , @ Nullable Set &lt; String &gt; alreadySe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SingletonBeanRegistry.removeSinglet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ngletonBeanRegistry.addSingletonFactory( String beanName , ObjectFactory &lt; ? &gt; singlet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ingletonBeanRegistry.clearSingleto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ngletonBeanRegistry.getSingleton( String beanName , boolean allowEarlyReferen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SingletonBeanRegistry.registerSingleton( String beanName , Object singleton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ingletonBeanRegistry.onSuppressedException(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ingletonBeanRegistry.isCurrentlyInCreatio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ingletonBeanRegistry.getSingleton( String beanName , ObjectFactory &lt; ? &gt; singletonFactor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SingletonBeanRegistry.getDependenciesForBea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ngletonBeanRegistry.isActuallyInCreati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ngletonBeanRegistry.destroyBean( String beanName , @ Nullable DisposableBean bea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faultSingletonBeanRegistry.getDependentBeans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ngletonBeanRegistry.addSingleton( String beanName , Object singleton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ngletonBeanRegistry.hasDependentBea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ngletonBeanRegistry.getSinglet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ngletonBeanRegistry.afterSingletonCreation(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